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22-12-07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20-12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19-12-1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18-12-10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0824" calcext:value-type="float">
            <text:p>97.2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16-12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812" calcext:value-type="float">
            <text:p>95.4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144" calcext:value-type="float">
            <text:p>95.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2432" calcext:value-type="float">
            <text:p>97.1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448" calcext:value-type="float">
            <text:p>96.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8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8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8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044" calcext:value-type="float">
            <text:p>94.9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8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7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2592" calcext:value-type="float">
            <text:p>94.6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8601</text:p>
          </table:table-cell>
          <table:table-cell office:value-type="string" calcext:value-type="string">
            <text:p>197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